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A000001DECC27709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437cm" svg:x="1.032cm" svg:y="1.133cm">
          <draw:image xlink:href="Pictures/100000000000031A000001DECC2770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16T11:48:04.330000000</dc:date>
    <meta:editing-duration>PT34M31S</meta:editing-duration>
    <meta:editing-cycles>4</meta:editing-cycles>
    <meta:generator>LibreOffice/4.2.5.2$Windows_x86 LibreOffice_project/61cb170a04bb1f12e77c884eab9192be736ec5f5</meta:generator>
    <meta:document-statistic meta:object-count="1"/>
  </office:meta>
</office:document-meta>
</file>